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use-window-font-color="true"/>
    </style:style>
    <style:style style:name="P2" style:family="paragraph" style:parent-style-name="Text_20_body" style:list-style-name="L1">
      <style:text-properties style:use-window-font-color="true"/>
    </style:style>
    <style:style style:name="P3" style:family="paragraph" style:parent-style-name="Text_20_body" style:list-style-name="L1">
      <style:text-properties style:use-window-font-color="true"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Heading_20_2">
      <style:text-properties fo:color="#4700b8"/>
    </style:style>
    <style:style style:name="T1" style:family="text">
      <style:text-properties fo:font-weight="bold"/>
    </style:style>
    <style:style style:name="T2" style:family="text">
      <style:text-properties fo:color="#4700b8"/>
    </style:style>
    <style:style style:name="T3" style:family="text">
      <style:text-properties fo:color="#4700b8" fo:font-weight="bold"/>
    </style:style>
    <style:style style:name="T4" style:family="text">
      <style:text-properties fo:language="es" fo:country="ES"/>
    </style:style>
    <style:style style:name="T5" style:family="text">
      <style:text-properties fo:language="es" fo:country="ES" fo:font-weight="bold"/>
    </style:style>
    <style:style style:name="T6" style:family="text">
      <style:text-properties fo:language="es" fo:country="ES" fo:font-weight="normal" style:font-weight-asian="normal" style:font-weight-complex="normal"/>
    </style:style>
    <style:style style:name="T7"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ware engineering missing in action</text:h>
      <text:p text:style-name="Text_20_body"/>
      <text:h text:style-name="P5" text:outline-level="2">Autor: <text:span text:style-name="T1">David</text:span><text:span text:style-name="T1"> Lorge Parnas</text:span></text:h>
      <text:p text:style-name="Text_20_body"><text:span text:style-name="T1"/></text:p>
      <text:p text:style-name="Text_20_body"><text:span text:style-name="T7">David Lorge Parnas (nacido el 10 de febrero de 1941) canadiense , pionero en el campo de la ingeniería del software. Desarrolló el concepto de la información que se esconde en la programación modular, que es un elemento importante de la programación orientada al objeto hoy.</text:span><text:span text:style-name="T1"> </text:span></text:p>
      <text:h text:style-name="P5" text:outline-level="2"><text:span text:style-name="T1">Vision del autor respecto de la ingenieria de software</text:span></text:h>
      <text:p text:style-name="Text_20_body"><text:span text:style-name="T3"/></text:p>
      <text:p text:style-name="P1">El autor cree que a la ingenieria de software todavía le falta conseguir objetivos importantes para convertirse en una disciplina .Estos objetivos son:</text:p>
      <text:p text:style-name="P1"/>
      <text:list xml:id="list1976851746" text:style-name="L1">
        <text:list-item>
          <text:p text:style-name="P2">Reducir la brecha entre las investigaciones académicas y los problemas de desarrollo</text:p>
        </text:list-item>
        <text:list-item>
          <text:p text:style-name="P2">Establecer a la ingenieria de software como una actividad regulada</text:p>
        </text:list-item>
        <text:list-item>
          <text:p text:style-name="P2">Establecer un cuerpo básicos de conocimientos que permitan y fomenten la transferencia de </text:p>
          <text:p text:style-name="P2">ideas y tecnologías </text:p>
        </text:list-item>
        <text:list-item>
          <text:p text:style-name="P3"><text:span text:style-name="T4">Poder diferenciar <text:s/>entre los </text:span><text:span text:style-name="T4">problemas</text:span><text:span text:style-name="T4"> de ingeniería, problemas de gestión, problemas de la tecnología, y los problemas del plan de negocios.</text:span></text:p>
        </text:list-item>
      </text:list>
      <text:p text:style-name="P4"><text:span text:style-name="T2"/></text:p>
      <text:p text:style-name="Text_20_body"><text:span text:style-name="T3"/></text:p>
      <text:p text:style-name="Text_20_body"><text:span text:style-name="T1"/></text:p>
      <text:p text:style-name="Text_20_body"><text:span text:style-name="T1"/></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iselda </meta:initial-creator>
    <meta:creation-date>2012-09-02T13:54:45</meta:creation-date>
    <dc:date>2012-09-02T14:22:41</dc:date>
    <dc:creator>griselda </dc:creator>
    <meta:editing-duration>PT2M35S</meta:editing-duration>
    <meta:editing-cycles>3</meta:editing-cycles>
    <meta:generator>LibreOffice/3.5$Linux_x86 LibreOffice_project/350m1$Build-2</meta:generator>
    <meta:document-statistic meta:table-count="0" meta:image-count="0" meta:object-count="0" meta:page-count="1" meta:paragraph-count="10" meta:word-count="151" meta:character-count="949" meta:non-whitespace-character-count="809"/>
  </office:meta>
</office:document-meta>
</file>